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.getDefaultInstance( Properties props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getInstance( Properties props , Authenticator au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